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5 - The Arcane Eternal" calcext:value-type="string">
            <text:p>Class 1: 505 - The Arcane Eternal</text:p>
          </table:table-cell>
          <table:table-cell table:style-name="ce6" office:value-type="float" office:value="505" calcext:value-type="float">
            <text:p>505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0 - The Ashen Titan" calcext:value-type="string">
            <text:p>Class 2: 500 - The Ashen Titan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5295694.8215256" calcext:value-type="float">
            <text:p>35,295,695</text:p>
          </table:table-cell>
          <table:table-cell table:style-name="ce11" table:formula="of:=[.V9]" office:value-type="float" office:value="1976104.592" calcext:value-type="float">
            <text:p>1,976,104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5552" calcext:value-type="float">
            <text:p>35552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09.043909333333" calcext:value-type="float">
            <text:p>109.0</text:p>
          </table:table-cell>
          <table:table-cell table:style-name="ce10" table:formula="of:=1.1%*(1+[.R16])/60" office:value-type="percentage" office:value="0.00306716666666667" calcext:value-type="percentage">
            <text:p>0.31%</text:p>
          </table:table-cell>
          <table:table-cell table:style-name="ce9" table:formula="of:=[.V2]*60" office:value-type="percentage" office:value="0.18403" calcext:value-type="percentage">
            <text:p>18.40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65 - The Faen Valkyrie" calcext:value-type="string">
            <text:p>Class 3: 465 - The Faen Valkyrie</text:p>
          </table:table-cell>
          <table:table-cell table:style-name="ce6" office:value-type="float" office:value="465" calcext:value-type="float">
            <text:p>465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6.985" calcext:value-type="float">
            <text:p>46.985</text:p>
          </table:table-cell>
          <table:table-cell table:style-name="ce12" table:formula="of:=[.U10]" office:value-type="percentage" office:value="46.985" calcext:value-type="percentage">
            <text:p>4698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229.5" calcext:value-type="float">
            <text:p>8229.5</text:p>
          </table:table-cell>
          <table:table-cell/>
          <table:table-cell table:style-name="ce6"/>
          <table:table-cell table:style-name="ce6" table:formula="of:=[.U11]" office:value-type="float" office:value="20.22" calcext:value-type="float">
            <text:p>20.22</text:p>
          </table:table-cell>
          <table:table-cell table:style-name="ce12" table:formula="of:=[.U11]" office:value-type="percentage" office:value="20.22" calcext:value-type="percentage">
            <text:p>202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1" calcext:value-type="float">
            <text:p>422.1</text:p>
          </table:table-cell>
          <table:table-cell table:style-name="ce10" table:formula="of:=[.W4]/60" office:value-type="percentage" office:value="0.00402" calcext:value-type="percentage">
            <text:p>0.40%</text:p>
          </table:table-cell>
          <table:table-cell table:style-name="ce9" table:formula="of:=1%*(1+3+3%*[.E79])+([.F7]/100/100/2)+1%" office:value-type="percentage" office:value="0.2412" calcext:value-type="percentage">
            <text:p>24.12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12" calcext:value-type="float">
            <text:p>6.12</text:p>
          </table:table-cell>
          <table:table-cell table:style-name="ce12" table:formula="of:=[.U12]" office:value-type="percentage" office:value="6.12" calcext:value-type="percentage">
            <text:p>61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1.633242666667" calcext:value-type="float">
            <text:p>141.6</text:p>
          </table:table-cell>
          <table:table-cell table:style-name="ce10" table:formula="of:=1.1%*(1+[.R16]+500%)/60" office:value-type="percentage" office:value="0.00398383333333333" calcext:value-type="percentage">
            <text:p>0.40%</text:p>
          </table:table-cell>
          <table:table-cell table:style-name="ce9" table:formula="of:=[.V5]*60" office:value-type="percentage" office:value="0.23903" calcext:value-type="percentage">
            <text:p>23.90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4915" calcext:value-type="float">
            <text:p>2491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0798744.0176" calcext:value-type="float">
            <text:p>10798744.017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5295694.8215256" calcext:value-type="float">
            <text:p>35295694.8215256</text:p>
          </table:table-cell>
          <table:table-cell table:style-name="ce6" table:formula="of:=([.S11]+[.S12])/2" office:value-type="float" office:value="1976104.592" calcext:value-type="float">
            <text:p>1976104.59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59792645.6254512" calcext:value-type="float">
            <text:p>59792645.625451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6.985" calcext:value-type="percentage">
            <text:p>4698.5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6856525402" calcext:value-type="percentage">
            <text:p>98.2%</text:p>
          </table:table-cell>
          <table:table-cell table:formula="of:=1/(1-[.Q11])" office:value-type="float" office:value="54.6020000000001" calcext:value-type="float">
            <text:p>54.6020000000001</text:p>
          </table:table-cell>
          <table:table-cell table:formula="of:=[.$S$2]/(1/(1+[.$O$16]+[.$AV$16]))" office:value-type="float" office:value="1895454.88" calcext:value-type="float">
            <text:p>1895454.8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22" calcext:value-type="percentage">
            <text:p>202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229.5]" calcext:value-type="string">
            <text:p>Str: <text:s/>545 <text:s/>[8,229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714512894973" calcext:value-type="percentage">
            <text:p>98.3%</text:p>
          </table:table-cell>
          <table:table-cell table:formula="of:=1/(1-[.Q12])" office:value-type="float" office:value="57.8519999999999" calcext:value-type="float">
            <text:p>57.8519999999999</text:p>
          </table:table-cell>
          <table:table-cell table:formula="of:=[.$S$2]/(1/(1+[.$O$16]+[.$AJ$16]+[.$AV$16]))" office:value-type="float" office:value="2056754.304" calcext:value-type="float">
            <text:p>2056754.30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12" calcext:value-type="percentage">
            <text:p>61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200082717587" calcext:value-type="percentage">
            <text:p>98.2%</text:p>
          </table:table-cell>
          <table:table-cell table:style-name="ce14" table:formula="of:=([.R11]+[.R12])/2" office:value-type="float" office:value="56.227" calcext:value-type="float">
            <text:p>56.2</text:p>
          </table:table-cell>
          <table:table-cell table:style-name="ce14" table:formula="of:=([.S11]+[.S12])/2" office:value-type="float" office:value="1976104.592" calcext:value-type="float">
            <text:p>1976104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17" calcext:value-type="percentage">
            <text:p>11.70%</text:p>
          </table:table-cell>
          <table:table-cell table:number-columns-repeated="9"/>
          <table:table-cell table:style-name="ce9" table:formula="of:=([.AT24]+[.AU24]*[.$E24])" office:value-type="percentage" office:value="0.41" calcext:value-type="percentage">
            <text:p>41.00%</text:p>
          </table:table-cell>
          <table:table-cell/>
          <table:table-cell table:style-name="ce9" table:formula="of:=[.AW47]+[.AX47]*[.E47]" office:value-type="percentage" office:value="0.097" calcext:value-type="percentage">
            <text:p>9.7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4,915.0]" calcext:value-type="string">
            <text:p>Int: 1650 [24,91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6.985" calcext:value-type="percentage">
            <text:p>4698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5.73" calcext:value-type="percentage">
            <text:p>157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1" calcext:value-type="percentage">
            <text:p>141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1" calcext:value-type="percentage">
            <text:p>14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22" calcext:value-type="percentage">
            <text:p>202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37" calcext:value-type="percentage">
            <text:p>453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287" calcext:value-type="percentage">
            <text:p>128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33" calcext:value-type="percentage">
            <text:p>53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067" calcext:value-type="percentage">
            <text:p>106.7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698.5%" calcext:value-type="string">
            <text:p>Resilience: 4,698.5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22.0%" calcext:value-type="string">
            <text:p>Speed+: <text:s text:c="4"/>2,022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5" calcext:value-type="float">
            <text:p>505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20]+([.C20]-1)*20"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5,552" calcext:value-type="string">
            <text:p>Health: <text:s text:c="2"/>35,55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21]+([.C21]-1)*20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1" calcext:value-type="percentage">
            <text:p>71.00%</text:p>
          </table:table-cell>
          <table:table-cell table:style-name="ce35" table:formula="of:=[.O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1" calcext:value-type="percentage">
            <text:p>71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1" calcext:value-type="percentage">
            <text:p>71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1" calcext:value-type="percentage">
            <text:p>71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1" calcext:value-type="percentage">
            <text:p>71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formula="of:=[.D22]+([.C22]-1)*20" office:value-type="float" office:value="41" calcext:value-type="float">
            <text:p>41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24]+([.C24]-1)*20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1" calcext:value-type="percentage">
            <text:p>121.00%</text:p>
          </table:table-cell>
          <table:table-cell table:style-name="ce37" table:formula="of:=[.R24]" office:value-type="percentage" office:value="15.73" calcext:value-type="percentage">
            <text:p>157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5.73" calcext:value-type="percentage">
            <text:p>157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33" calcext:value-type="percentage">
            <text:p>53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09.0] [326.0 seconds]" calcext:value-type="string">
            <text:p>hp/sec: <text:s text:c="2"/>0.31% [109.0] [326.0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1.6] [251.0 seconds]" calcext:value-type="string">
            <text:p>w/Mantle: 0.40% [141.6] [251.0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28]+([.C28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1] [248.8 seconds]" calcext:value-type="string">
            <text:p>w/Med: <text:s text:c="3"/>0.40% [422.1] [248.8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0" calcext:value-type="float">
            <text:p>500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20%     [hp x  56.23]" calcext:value-type="string">
            <text:p>Mitigation: <text:s text:c="6"/>98.220% <text:s text:c="4"/>[hp x <text:s/>56.23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1,976,104.6 [hp x 116.22]" calcext:value-type="string">
            <text:p>Effective Health: 1,976,104.6 [hp x 116.22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2  Sentinel Reconstruction [E]     x4 " calcext:value-type="string">
            <text:p>3-2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36]+([.C36]-1)*20" office:value-type="float" office:value="41" calcext:value-type="float">
            <text:p>4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7]+([.C37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1  Transfer [E]                    x1 " calcext:value-type="string">
            <text:p>3-1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16" table:formula="of:=[.D39]+([.C39]-1)*20" office:value-type="float" office:value="42" calcext:value-type="float">
            <text:p>4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1" calcext:value-type="percentage">
            <text:p>51.00%</text:p>
          </table:table-cell>
          <table:table-cell table:style-name="ce39" table:formula="of:=[.AG39]" office:value-type="percentage" office:value="6.12" calcext:value-type="percentage">
            <text:p>61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12" calcext:value-type="percentage">
            <text:p>61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12" calcext:value-type="percentage">
            <text:p>61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65" calcext:value-type="float">
            <text:p>46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3" calcext:value-type="float">
            <text:p>23</text:p>
          </table:table-cell>
          <table:table-cell table:style-name="ce2" table:formula="of:=[.D43]+([.C43]-1)*20" office:value-type="float" office:value="63" calcext:value-type="float">
            <text:p>6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44]+([.C44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585" calcext:value-type="percentage">
            <text:p>58.50%</text:p>
          </table:table-cell>
          <table:table-cell table:style-name="ce9" table:formula="of:=[.O44]" office:value-type="percentage" office:value="5.85" calcext:value-type="percentage">
            <text:p>585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5.85" calcext:value-type="percentage">
            <text:p>585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4" calcext:value-type="float">
            <text:p>24</text:p>
          </table:table-cell>
          <table:table-cell table:style-name="ce3" table:formula="of:=[.D45]+([.C45]-1)*20" office:value-type="float" office:value="64" calcext:value-type="float">
            <text:p>64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2" calcext:value-type="float">
            <text:p>22</text:p>
          </table:table-cell>
          <table:table-cell table:style-name="ce13" table:formula="of:=[.D46]+([.C46]-1)*20" office:value-type="float" office:value="62" calcext:value-type="float">
            <text:p>62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7" calcext:value-type="float">
            <text:p>27</text:p>
          </table:table-cell>
          <table:table-cell table:style-name="ce15" table:formula="of:=[.D47]+([.C47]-1)*20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485" calcext:value-type="percentage">
            <text:p>48.50%</text:p>
          </table:table-cell>
          <table:table-cell table:style-name="ce38" table:formula="of:=[.O47]" office:value-type="percentage" office:value="5.335" calcext:value-type="percentage">
            <text:p>53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335" calcext:value-type="percentage">
            <text:p>53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287" calcext:value-type="percentage">
            <text:p>128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287" calcext:value-type="percentage">
            <text:p>128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067" calcext:value-type="percentage">
            <text:p>106.7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48]+([.C48]-1)*20" office:value-type="float" office:value="47" calcext:value-type="float">
            <text:p>4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1  Authority of Ash and Ember [E]  x3 " calcext:value-type="string">
            <text:p>3-1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2  Ashen Wings [E]                x12 " calcext:value-type="string">
            <text:p>3-2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23 Phaseshift                      x2 " calcext:value-type="string">
            <text:p>3-23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24 Displacement                    x2 " calcext:value-type="string">
            <text:p>3-24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22 Space Shift                     x2 " calcext:value-type="string">
            <text:p>3-22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7  Space Awareness                x10 " calcext:value-type="string">
            <text:p>3-7 <text:s/>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129" calcext:value-type="float">
            <text:p>2129</text:p>
          </table:table-cell>
          <table:table-cell table:formula="of:=FLOOR([.F66]/100)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1" calcext:value-type="float">
            <text:p>21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2  Ashen Limbs" calcext:value-type="string">
            <text:p>1-2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formula="of:=[.D67]+([.C67]-1)*20" office:value-type="float" office:value="2" calcext:value-type="float">
            <text:p>2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  Bulwark of Ash" calcext:value-type="string">
            <text:p>1-1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formula="of:=[.D68]+([.C68]-1)*20" office:value-type="float" office:value="1" calcext:value-type="float">
            <text:p>1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9]+([.C69]-1)*20" office:value-type="float" office:value="3" calcext:value-type="float">
            <text:p>3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2 Deviant of Humanity" calcext:value-type="string">
            <text:p>3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0]+([.C70]-1)*20" office:value-type="float" office:value="52" calcext:value-type="float">
            <text:p>52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  Drill " calcext:value-type="string">
            <text:p>1-1 <text:s/>Drill </text:p>
          </table:table-cell>
          <table:table-cell office:value-type="string" calcext:value-type="string">
            <text:p>Drill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1]+([.C71]-1)*20" office:value-type="float" office:value="1" calcext:value-type="float">
            <text:p>1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6  Gourmet" calcext:value-type="string">
            <text:p>1-6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74]+([.C74]-1)*20" office:value-type="float" office:value="6" calcext:value-type="float">
            <text:p>6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Identify" calcext:value-type="string">
            <text:p>2-1 <text:s/>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4 Meditation" calcext:value-type="string">
            <text:p>3-14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79]+([.C79]-1)*20" office:value-type="float" office:value="54" calcext:value-type="float">
            <text:p>54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1  Monstrous" calcext:value-type="string">
            <text:p>1-1 <text:s/>Monstrous</text:p>
          </table:table-cell>
          <table:table-cell office:value-type="string" calcext:value-type="string">
            <text:p>Monstrou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1]+([.C81]-1)*20" office:value-type="float" office:value="1" calcext:value-type="float">
            <text:p>1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7  Oxygen Repository" calcext:value-type="string">
            <text:p>2-7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82]+([.C82]-1)*20" office:value-type="float" office:value="27" calcext:value-type="float">
            <text:p>27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8  Sage of Torment" calcext:value-type="string">
            <text:p>2-8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83]+([.C83]-1)*20" office:value-type="float" office:value="28" calcext:value-type="float">
            <text:p>28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4]+([.C84]-1)*20" office:value-type="float" office:value="9" calcext:value-type="float">
            <text:p>9</text:p>
          </table:table-cell>
          <table:table-cell table:formula="of:=IF([.D8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2  Spear of Ash" calcext:value-type="string">
            <text:p>1-2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85]+([.C85]-1)*20" office:value-type="float" office:value="2" calcext:value-type="float">
            <text:p>2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6]+([.C86]-1)*20" office:value-type="float" office:value="6" calcext:value-type="float">
            <text:p>6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2 Veteran" calcext:value-type="string">
            <text:p>3-2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87]+([.C87]-1)*20" office:value-type="float" office:value="62" calcext:value-type="float">
            <text:p>62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91]+([.C91]-1)*20" office:value-type="float" office:value="60" calcext:value-type="float">
            <text:p>6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0%" calcext:value-type="string">
            <text:p>70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2]+([.C92]-1)*20" office:value-type="float" office:value="22" calcext:value-type="float">
            <text:p>22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7%" calcext:value-type="string">
            <text:p>27%</text:p>
          </table:table-cell>
          <table:table-cell table:formula="of:=TEXT(VLOOKUP([.E92];[.$BH$2:.$BJ$74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94]+([.C94]-1)*20" office:value-type="float" office:value="44" calcext:value-type="float">
            <text:p>44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4%" calcext:value-type="string">
            <text:p>54%</text:p>
          </table:table-cell>
          <table:table-cell table:formula="of:=TEXT(VLOOKUP([.E94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95]+([.C95]-1)*20" office:value-type="float" office:value="21" calcext:value-type="float">
            <text:p>21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6%" calcext:value-type="string">
            <text:p>26%</text:p>
          </table:table-cell>
          <table:table-cell table:formula="of:=TEXT(VLOOKUP([.E95];[.$BH$2:.$BJ$74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8]+([.C98]-1)*20" office:value-type="float" office:value="36" calcext:value-type="float">
            <text:p>36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1%" calcext:value-type="string">
            <text:p>41%</text:p>
          </table:table-cell>
          <table:table-cell table:formula="of:=TEXT(VLOOKUP([.E98];[.$BH$2:.$BJ$74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00]+([.C100]-1)*20" office:value-type="float" office:value="34" calcext:value-type="float">
            <text:p>34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39%" calcext:value-type="string">
            <text:p>39%</text:p>
          </table:table-cell>
          <table:table-cell table:formula="of:=TEXT(VLOOKUP([.E100];[.$BH$2:.$BJ$74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3]+([.C103]-1)*20" office:value-type="float" office:value="26" calcext:value-type="float">
            <text:p>26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1%" calcext:value-type="string">
            <text:p>31%</text:p>
          </table:table-cell>
          <table:table-cell table:formula="of:=TEXT(VLOOKUP([.E103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7]+([.C107]-1)*20" office:value-type="float" office:value="9" calcext:value-type="float">
            <text:p>9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4];2); &quot;0#%&quot;)" office:value-type="string" office:string-value="09%" calcext:value-type="string">
            <text:p>09%</text:p>
          </table:table-cell>
          <table:table-cell table:formula="of:=TEXT(VLOOKUP([.E107];[.$BH$2:.$BJ$74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2   [52% - 84%] Earth Resistance" calcext:value-type="string">
            <text:p>3-2 <text:s text:c="2"/>[52% - 84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09]+([.C109]-1)*20" office:value-type="float" office:value="42" calcext:value-type="float">
            <text:p>42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2%" calcext:value-type="string">
            <text:p>52%</text:p>
          </table:table-cell>
          <table:table-cell table:formula="of:=TEXT(VLOOKUP([.E109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2]+([.C112]-1)*20" office:value-type="float" office:value="9" calcext:value-type="float">
            <text:p>9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4];2); &quot;0#%&quot;)" office:value-type="string" office:string-value="09%" calcext:value-type="string">
            <text:p>09%</text:p>
          </table:table-cell>
          <table:table-cell table:formula="of:=TEXT(VLOOKUP([.E112];[.$BH$2:.$BJ$74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2  [72% - 95%] Heat Resistance" calcext:value-type="string">
            <text:p>3-22 <text:s/>[72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table:style-name="ce13" table:formula="of:=[.D116]+([.C116]-1)*20" office:value-type="float" office:value="62" calcext:value-type="float">
            <text:p>62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2%" calcext:value-type="string">
            <text:p>72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5   [55% - 90%] Lava Magic Resistance" calcext:value-type="string">
            <text:p>3-5 <text:s text:c="2"/>[55% - 90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8]+([.C118]-1)*20" office:value-type="float" office:value="45" calcext:value-type="float">
            <text:p>45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5%" calcext:value-type="string">
            <text:p>55%</text:p>
          </table:table-cell>
          <table:table-cell table:formula="of:=TEXT(VLOOKUP([.E118];[.$BH$2:.$BJ$74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20]+([.C120]-1)*20" office:value-type="float" office:value="49" calcext:value-type="float">
            <text:p>49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4];2); &quot;0#%&quot;)" office:value-type="string" office:string-value="59%" calcext:value-type="string">
            <text:p>59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7   [08% - 14%] Petrification Resistance" calcext:value-type="string">
            <text:p>1-7 <text:s text:c="2"/>[08% - 14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27]+([.C127]-1)*20" office:value-type="float" office:value="7" calcext:value-type="float">
            <text:p>7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4];2); &quot;0#%&quot;)" office:value-type="string" office:string-value="08%" calcext:value-type="string">
            <text:p>08%</text:p>
          </table:table-cell>
          <table:table-cell table:formula="of:=TEXT(VLOOKUP([.E127];[.$BH$2:.$BJ$74];3);  &quot;0#%&quot;)" office:value-type="string" office:string-value="14%" calcext:value-type="string">
            <text:p>1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1   [05% - 05%] Shadow Magic Resistance" calcext:value-type="string">
            <text:p>1-1 <text:s text:c="2"/>[05% - 05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3]+([.C133]-1)*20" office:value-type="float" office:value="1" calcext:value-type="float">
            <text:p>1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5%" calcext:value-type="string">
            <text:p>05%</text:p>
          </table:table-cell>
          <table:table-cell table:formula="of:=TEXT(VLOOKUP([.E133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35]+([.C135]-1)*20" office:value-type="float" office:value="23" calcext:value-type="float">
            <text:p>23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8%" calcext:value-type="string">
            <text:p>28%</text:p>
          </table:table-cell>
          <table:table-cell table:formula="of:=TEXT(VLOOKUP([.E135];[.$BH$2:.$BJ$74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6]+([.C136]-1)*20" office:value-type="float" office:value="33" calcext:value-type="float">
            <text:p>33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8%" calcext:value-type="string">
            <text:p>38%</text:p>
          </table:table-cell>
          <table:table-cell table:formula="of:=TEXT(VLOOKUP([.E136];[.$BH$2:.$BJ$74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6   [56% - 92%] Space Magic Resistance" calcext:value-type="string">
            <text:p>3-6 <text:s text:c="2"/>[56% - 92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8]+([.C138]-1)*20" office:value-type="float" office:value="46" calcext:value-type="float">
            <text:p>46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6%" calcext:value-type="string">
            <text:p>56%</text:p>
          </table:table-cell>
          <table:table-cell table:formula="of:=TEXT(VLOOKUP([.E138];[.$BH$2:.$BJ$74];3);  &quot;0#%&quot;)" office:value-type="string" office:string-value="92%" calcext:value-type="string">
            <text:p>9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44]+([.C144]-1)*20" office:value-type="float" office:value="48" calcext:value-type="float">
            <text:p>48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H$2:.$BJ$74];2); &quot;0#%&quot;)" office:value-type="string" office:string-value="58%" calcext:value-type="string">
            <text:p>58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9   [59% - 95%] Wind Resistance" calcext:value-type="string">
            <text:p>3-9 <text:s text:c="2"/>[59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46]+([.C146]-1)*20" office:value-type="float" office:value="49" calcext:value-type="float">
            <text:p>49</text:p>
          </table:table-cell>
          <table:table-cell table:formula="of:=IF([.D146]&lt;10;&quot;  &quot;; &quot; &quot;)" office:value-type="string" office:string-value="  " calcext:value-type="string">
            <text:p><text:s text:c="2"/></text:p>
          </table:table-cell>
          <table:table-cell table:formula="of:=TEXT(VLOOKUP([.E146];[.$BH$2:.$BJ$74];2); &quot;0#%&quot;)" office:value-type="string" office:string-value="59%" calcext:value-type="string">
            <text:p>59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7]+([.C147]-1)*20" office:value-type="float" office:value="40" calcext:value-type="float">
            <text:p>40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H$2:.$BJ$74];2); &quot;0#%&quot;)" office:value-type="string" office:string-value="45%" calcext:value-type="string">
            <text:p>45%</text:p>
          </table:table-cell>
          <table:table-cell table:formula="of:=TEXT(VLOOKUP([.E147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4 2nd tier" calcext:value-type="string">
            <text:p>24 2nd tier</text:p>
          </table:table-cell>
          <table:table-cell table:formula="of:=COUNTIF([.$C$91:.$C$147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7 3rd tier" calcext:value-type="string">
            <text:p>17 3rd tier</text:p>
          </table:table-cell>
          <table:table-cell table:formula="of:=COUNTIF([.$C$91:.$C$147];&quot;=3&quot;)" office:value-type="float" office:value="17" calcext:value-type="float">
            <text:p>17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7 x 5% = 85%" calcext:value-type="string">
            <text:p>Ash Speed: <text:s text:c="2"/>17 x 5% = 85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7" calcext:value-type="float">
            <text:p>17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85%" calcext:value-type="string">
            <text:p>85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  <table:table-cell/>
          <table:table-cell table:formula="of:=TEXT([.B151]*15%;&quot;%&quot;)" office:value-type="string" office:string-value="255%" calcext:value-type="string">
            <text:p>255%</text:p>
          </table:table-cell>
          <table:table-cell table:formula="of:=TEXT([.B150]*10%;&quot;%&quot;)" office:value-type="string" office:string-value="240%" calcext:value-type="string">
            <text:p>24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0%" calcext:value-type="string">
            <text:p>56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0%] more dense." calcext:value-type="string">
            <text:p><text:s text:c="16"/>[56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5" calcext:value-type="float">
            <text:p>505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0" calcext:value-type="float">
            <text:p>500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65" calcext:value-type="float">
            <text:p>465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229.5" calcext:value-type="string">
            <text:p>8,229.5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4,915.0" calcext:value-type="string">
            <text:p>24,915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698.5%" calcext:value-type="string">
            <text:p>4,6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22.0%" calcext:value-type="string">
            <text:p>2,02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5,552" calcext:value-type="string">
            <text:p>35,552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09.0" calcext:value-type="string">
            <text:p>109.0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26.0" calcext:value-type="string">
            <text:p>326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1.6" calcext:value-type="string">
            <text:p>141.6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51.0" calcext:value-type="string">
            <text:p>251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1" calcext:value-type="string">
            <text:p>422.1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8" calcext:value-type="string">
            <text:p>248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20%" calcext:value-type="string">
            <text:p>98.220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6.23" calcext:value-type="string">
            <text:p>56.23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976,104.6" calcext:value-type="string">
            <text:p>1,976,104.6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6.22" calcext:value-type="string">
            <text:p>116.22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2" calcext:value-type="float">
            <text:p>2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2" calcext:value-type="float">
            <text:p>2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1.0% =&gt; 710.0%" calcext:value-type="string">
            <text:p>71.0% =&gt; 71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1.0% =&gt; 533.0%" calcext:value-type="string">
            <text:p>41.0% =&gt; 53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1.0% =&gt; 1,573.0%" calcext:value-type="string">
            <text:p>121.0% =&gt; 1,57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1" calcext:value-type="float">
            <text:p>1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1" calcext:value-type="float">
            <text:p>1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" calcext:value-type="float">
            <text:p>2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7" calcext:value-type="float">
            <text:p>27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58.5% =&gt; 585.0%" calcext:value-type="string">
            <text:p>58.5% =&gt; 58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4" calcext:value-type="float">
            <text:p>24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2" calcext:value-type="float">
            <text:p>22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27" calcext:value-type="float">
            <text:p>27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48.5% =&gt; 533.5%" calcext:value-type="string">
            <text:p>48.5% =&gt; 53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1.7% =&gt; 128.7%" calcext:value-type="string">
            <text:p>11.7% =&gt; 128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28.7%" calcext:value-type="string">
            <text:p>5.0% =&gt; 128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9.7% =&gt; 106.7%" calcext:value-type="string">
            <text:p>9.7% =&gt; 106.7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1.85% =&gt; 20.35%" calcext:value-type="string">
            <text:p>1.85% =&gt; 20.35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7" calcext:value-type="float">
            <text:p>7</text:p>
          </table:table-cell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5 - The Arcane Eternal" calcext:value-type="string">
            <text:p>Class 1: 505 - The Arcane Eternal</text:p>
          </table:table-cell>
        </table:table-row>
        <table:table-row table:style-name="ro1">
          <table:table-cell table:formula="of:=[$Calculations.A2]" office:value-type="string" office:string-value="Class 2: 500 - The Ashen Titan" calcext:value-type="string">
            <text:p>Class 2: 500 - The Ashen Titan</text:p>
          </table:table-cell>
        </table:table-row>
        <table:table-row table:style-name="ro1">
          <table:table-cell table:formula="of:=[$Calculations.A3]" office:value-type="string" office:string-value="Class 3: 465 - The Faen Valkyrie" calcext:value-type="string">
            <text:p>Class 3: 46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229.5]" calcext:value-type="string">
            <text:p>Str: <text:s/>545 <text:s/>[8,229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4,915.0]" calcext:value-type="string">
            <text:p>Int: 1650 [24,91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698.5%" calcext:value-type="string">
            <text:p>Resilience: 4,698.5%</text:p>
          </table:table-cell>
        </table:table-row>
        <table:table-row table:style-name="ro1">
          <table:table-cell table:formula="of:=[$Calculations.A18]" office:value-type="string" office:string-value="Speed+:     2,022.0%" calcext:value-type="string">
            <text:p>Speed+: <text:s text:c="4"/>2,022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5,552" calcext:value-type="string">
            <text:p>Health: <text:s text:c="2"/>35,552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09.0] [326.0 seconds]" calcext:value-type="string">
            <text:p>hp/sec: <text:s text:c="2"/>0.31% [109.0] [326.0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1] [248.8 seconds]" calcext:value-type="string">
            <text:p>w/Med: <text:s text:c="3"/>0.40% [422.1] [248.8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20%     [hp x  56.23]" calcext:value-type="string">
            <text:p>Mitigation: <text:s text:c="6"/>98.220% <text:s text:c="4"/>[hp x <text:s/>56.23]</text:p>
          </table:table-cell>
        </table:table-row>
        <table:table-row table:style-name="ro1">
          <table:table-cell table:formula="of:=[$Calculations.A32]" office:value-type="string" office:string-value="Effective Health: 1,976,104.6 [hp x 116.22]" calcext:value-type="string">
            <text:p>Effective Health: 1,976,104.6 [hp x 116.2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2  Sentinel Reconstruction [E]     x4 " calcext:value-type="string">
            <text:p>3-2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2  Azarinth Awakening [E]         x10 [71.0% =&gt; 710.0% Resilience, Speed, Intelligence and Strength]" calcext:value-type="string">
            <text:p>3-2 <text:s/>Azarinth Awakening [E] <text:s text:c="8"/>x10 [71.0% =&gt; 71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1  Transfer [E]                    x1 " calcext:value-type="string">
            <text:p>3-1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2  Sentinel Core [E]              x13 [41.0% =&gt; 533.0% Durability, 121.0% =&gt; 1,573.0% Health Regen, 25.0% =&gt; 325.0% Magic Resistance]" calcext:value-type="string">
            <text:p>3-2 <text:s/>Sentinel Core [E] <text:s text:c="13"/>x13 [41.0% =&gt; 533.0% Durability, 121.0% =&gt; 1,573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1  Arcane Circulation [E]         x10 [112.5% to Deconstruction/Reconstruction]" calcext:value-type="string">
            <text:p>3-1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1  Authority of Ash and Ember [E]  x3 " calcext:value-type="string">
            <text:p>3-1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2  Ashen Wings [E]                x12 " calcext:value-type="string">
            <text:p>3-2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2  Avatar of Ash [E]              x12 [51.0% =&gt; 612.0% Reflexes and Speed]" calcext:value-type="string">
            <text:p>3-2 <text:s/>Avatar of Ash [E] <text:s text:c="13"/>x12 [51.0% =&gt; 612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23 Phaseshift                      x2 " calcext:value-type="string">
            <text:p>3-23 Phaseshift <text:s text:c="21"/>x2 </text:p>
          </table:table-cell>
        </table:table-row>
        <table:table-row table:style-name="ro1">
          <table:table-cell table:formula="of:=[$Calculations.A60]" office:value-type="string" office:string-value="3-27 Flare of Creation              x10 [58.5% =&gt; 585.0% Resilience]" calcext:value-type="string">
            <text:p>3-27 Flare of Creation <text:s text:c="13"/>x10 [58.5% =&gt; 585.0% Resilience]</text:p>
          </table:table-cell>
        </table:table-row>
        <table:table-row table:style-name="ro1">
          <table:table-cell table:formula="of:=[$Calculations.A61]" office:value-type="string" office:string-value="3-24 Displacement                    x2 " calcext:value-type="string">
            <text:p>3-24 Displacement <text:s text:c="19"/>x2 </text:p>
          </table:table-cell>
        </table:table-row>
        <table:table-row table:style-name="ro1">
          <table:table-cell table:formula="of:=[$Calculations.A62]" office:value-type="string" office:string-value="3-22 Space Shift                     x2 " calcext:value-type="string">
            <text:p>3-22 Space Shift <text:s text:c="20"/>x2 </text:p>
          </table:table-cell>
        </table:table-row>
        <table:table-row table:style-name="ro1">
          <table:table-cell table:formula="of:=[$Calculations.A63]" office:value-type="string" office:string-value="3-27 Body of the Valkyrie           x11 [48.5% =&gt; 533.5% Resilience, 11.7% =&gt; 128.7% Physical Resistance, 5.0% =&gt; 128.7% Magic Resistance, 9.7% =&gt; 106.7% Health, 1.85% =&gt; 20.35%/minute]" calcext:value-type="string">
            <text:p>3-27 Body of the Valkyrie <text:s text:c="10"/>x11 [48.5% =&gt; 533.5% Resilience, 11.7% =&gt; 128.7% Physical Resistance, 5.0% =&gt; 128.7% Magic Resistance, 9.7% =&gt; 106.7% Health, 1.85% =&gt; 20.35%/minute]</text:p>
          </table:table-cell>
        </table:table-row>
        <table:table-row table:style-name="ro1">
          <table:table-cell table:formula="of:=[$Calculations.A64]" office:value-type="string" office:string-value="3-7  Space Awareness                x10 " calcext:value-type="string">
            <text:p>3-7 <text:s/>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70]" office:value-type="string" office:string-value="3-12 Deviant of Humanity" calcext:value-type="string">
            <text:p>3-12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6  Gourmet" calcext:value-type="string">
            <text:p>1-6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1  Identify" calcext:value-type="string">
            <text:p>2-1 <text:s/>Identify</text:p>
          </table:table-cell>
        </table:table-row>
        <table:table-row table:style-name="ro1">
          <table:table-cell table:formula="of:=[$Calculations.A79]" office:value-type="string" office:string-value="3-14 Meditation" calcext:value-type="string">
            <text:p>3-14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7  Oxygen Repository" calcext:value-type="string">
            <text:p>2-7 <text:s/>Oxygen Repository</text:p>
          </table:table-cell>
        </table:table-row>
        <table:table-row table:style-name="ro1">
          <table:table-cell table:formula="of:=[$Calculations.A83]" office:value-type="string" office:string-value="2-8  Sage of Torment" calcext:value-type="string">
            <text:p>2-8 <text:s/>Sage of Torment</text:p>
          </table:table-cell>
        </table:table-row>
        <table:table-row table:style-name="ro1">
          <table:table-cell table:formula="of:=[$Calculations.A84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6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7]" office:value-type="string" office:string-value="3-22 Veteran" calcext:value-type="string">
            <text:p>3-22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92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95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2   [52% - 84%] Earth Resistance" calcext:value-type="string">
            <text:p>3-2 <text:s text:c="2"/>[52% - 84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2  [72% - 95%] Heat Resistance" calcext:value-type="string">
            <text:p>3-22 <text:s/>[72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5   [55% - 90%] Lava Magic Resistance" calcext:value-type="string">
            <text:p>3-5 <text:s text:c="2"/>[55% - 90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36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6   [56% - 92%] Space Magic Resistance" calcext:value-type="string">
            <text:p>3-6 <text:s text:c="2"/>[56% - 92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9   [59% - 95%] Wind Resistance" calcext:value-type="string">
            <text:p>3-9 <text:s text:c="2"/>[59% - 95%] Wind Resistance</text:p>
          </table:table-cell>
        </table:table-row>
        <table:table-row table:style-name="ro1">
          <table:table-cell table:formula="of:=[$Calculations.A147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51]" office:value-type="string" office:string-value="17 3rd tier" calcext:value-type="string">
            <text:p>17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55% + 240% + 65% = 560%) more dense - Avatar of Ash [E] 2nd" calcext:value-type="string">
            <text:p><text:s text:c="8"/>Muscles are (255% + 240% + 65% = 560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0%] more dense." calcext:value-type="string">
            <text:p><text:s text:c="16"/>[560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18:00:53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18:03:20.376000000</dc:date>
    <meta:generator>LibreOffice/7.0.5.2$Windows_X86_64 LibreOffice_project/64390860c6cd0aca4beafafcfd84613dd9dfb63a</meta:generator>
    <meta:editing-duration>PT22H15M49S</meta:editing-duration>
    <meta:editing-cycles>155</meta:editing-cycles>
    <meta:document-statistic meta:table-count="2" meta:cell-count="2185" meta:object-count="0"/>
    <meta:user-defined meta:name="AppVersion">16.0300</meta:user-defined>
  </office:meta>
</office:document-meta>
</file>